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0.75cm" fo:min-width="5.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0.75cm" fo:min-width="5.003cm"/>
      <style:paragraph-properties style:writing-mode="lr-tb"/>
    </style:style>
    <style:style style:name="gr3" style:family="graphic" style:parent-style-name="standard">
      <style:graphic-properties draw:marker-end="Arrow" draw:textarea-vertical-align="botto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 style:writing-mode="lr-tb"/>
      <style:text-properties fo:font-weight="bold"/>
    </style:style>
    <style:style style:name="P2" style:family="paragraph">
      <style:paragraph-properties fo:text-align="end"/>
    </style:style>
    <style:style style:name="P3" style:family="paragraph">
      <style:paragraph-properties fo:text-align="end" style:writing-mode="lr-tb"/>
      <style:text-properties fo:font-size="14pt"/>
    </style:style>
    <style:style style:name="P4" style:family="paragraph">
      <loext:graphic-properties draw:fill="none" draw:fill-color="#ffffff"/>
    </style:style>
    <style:style style:name="T1" style:family="text">
      <style:text-properties fo:font-weight="bold"/>
    </style:style>
    <style:style style:name="T2" style:family="text">
      <style:text-properties fo:font-size="1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5.6cm" svg:height="1cm" svg:x="7cm" svg:y="2.9cm">
          <text:p text:style-name="P1"><text:span text:style-name="T1">Roo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6cm" svg:height="1cm" svg:x="7cm" svg:y="5.8cm">
          <text:p text:style-name="P1"><text:span text:style-name="T1">Flow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5.503cm" svg:height="1cm" svg:x="2.797cm" svg:y="10.2cm">
          <text:p text:style-name="P1"><text:span text:style-name="T1">basket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9.8cm" svg:y1="3.9cm" svg:x2="9.8cm" svg:y2="5.8cm" draw:start-shape="id1" draw:start-glue-point="2" draw:end-shape="id2" svg:d="M9800 3900v1900" svg:viewBox="0 0 1 1901">
          <text:p text:style-name="P2"><text:span text:style-name="T2">0..*</text:span></text:p>
        </draw:connector>
        <draw:frame draw:style-name="gr4" draw:text-style-name="P4" draw:layer="layout" svg:width="8.528cm" svg:height="0.962cm" svg:x="1.872cm" svg:y="1.438cm">
          <draw:text-box>
            <text:p>1 <text:span text:style-name="T3">repository</text:span><text:span text:style-name="T4"> par </text:span><text:span text:style-name="T3">organisation</text:span></text:p>
          </draw:text-box>
        </draw:frame>
        <draw:connector draw:style-name="gr3" draw:text-style-name="P3" draw:layer="layout" draw:line-skew="0.1cm" svg:x1="9.8cm" svg:y1="6.8cm" svg:x2="5.548cm" svg:y2="10.2cm" draw:start-shape="id2" draw:start-glue-point="2" draw:end-shape="id3" svg:d="M9800 6800v1800h-4252v1600" svg:viewBox="0 0 4253 3401">
          <text:p text:style-name="P2"><text:span text:style-name="T2">0..*</text:span></text:p>
        </draw:connector>
        <draw:custom-shape draw:style-name="gr2" draw:text-style-name="P1" xml:id="id4" draw:id="id4" draw:layer="layout" svg:width="5.503cm" svg:height="1cm" svg:x="12cm" svg:y="10.2cm">
          <text:p text:style-name="P1"><text:span text:style-name="T1">Content Typ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0.1cm" svg:x1="9.8cm" svg:y1="6.8cm" svg:x2="14.751cm" svg:y2="10.2cm" draw:start-shape="id2" draw:start-glue-point="2" draw:end-shape="id4" draw:end-glue-point="0" svg:d="M9800 6800v1800h4951v1600" svg:viewBox="0 0 4952 3401">
          <text:p text:style-name="P2"><text:span text:style-name="T2">0..*</text:span></text:p>
        </draw:connector>
        <draw:custom-shape draw:style-name="gr2" draw:text-style-name="P1" xml:id="id5" draw:id="id5" draw:layer="layout" svg:width="5.503cm" svg:height="1cm" svg:x="7.3cm" svg:y="14.2cm">
          <text:p text:style-name="P1"><text:span text:style-name="T1">Document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5.548cm" svg:y1="11.2cm" svg:x2="10.051cm" svg:y2="14.2cm" draw:start-shape="id3" draw:end-shape="id5" svg:d="M5548 11200v1500h4503v1500" svg:viewBox="0 0 4504 3001">
          <text:p text:style-name="P2"><text:span text:style-name="T2">0..*</text:span></text:p>
        </draw:connector>
        <draw:custom-shape draw:style-name="gr2" draw:text-style-name="P1" xml:id="id6" draw:id="id6" draw:layer="layout" svg:width="5.503cm" svg:height="1cm" svg:x="0.997cm" svg:y="17.6cm">
          <text:p text:style-name="P1"><text:span text:style-name="T1">Even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5.503cm" svg:height="1cm" svg:x="7.2cm" svg:y="17.6cm">
          <text:p text:style-name="P1"><text:span text:style-name="T1">Attach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5.503cm" svg:height="1cm" svg:x="13.297cm" svg:y="17.6cm">
          <text:p text:style-name="P1"><text:span text:style-name="T1">Comment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-0.201cm" svg:x1="14.751cm" svg:y1="11.2cm" svg:x2="10.101cm" svg:y2="14.2cm" draw:start-shape="id4" draw:start-glue-point="2" svg:d="M14751 11200v1550h-4650v1450" svg:viewBox="0 0 4651 3001">
          <text:p text:style-name="P2"><text:span text:style-name="T2">0..*</text:span></text:p>
        </draw:connector>
        <draw:connector draw:style-name="gr3" draw:text-style-name="P3" draw:layer="layout" svg:x1="10.051cm" svg:y1="15.2cm" svg:x2="3.748cm" svg:y2="17.6cm" draw:start-shape="id5" draw:start-glue-point="2" draw:end-shape="id6" draw:end-glue-point="0" svg:d="M10051 15200v1200h-6303v1200" svg:viewBox="0 0 6304 2401">
          <text:p text:style-name="P2"><text:span text:style-name="T2">0..*</text:span></text:p>
        </draw:connector>
        <draw:connector draw:style-name="gr3" draw:text-style-name="P3" draw:layer="layout" svg:x1="10.002cm" svg:y1="15.2cm" svg:x2="16.048cm" svg:y2="17.6cm" draw:end-shape="id7" draw:end-glue-point="0" svg:d="M10002 15200v950h6046v1450" svg:viewBox="0 0 6047 2401">
          <text:p text:style-name="P2"><text:span text:style-name="T2">0..*</text:span></text:p>
        </draw:connector>
        <draw:connector draw:style-name="gr3" draw:text-style-name="P3" draw:layer="layout" svg:x1="10.002cm" svg:y1="15.2cm" svg:x2="9.951cm" svg:y2="17.6cm" draw:end-shape="id8" draw:end-glue-point="0" svg:d="M10002 15200v950h-51v1450" svg:viewBox="0 0 52 2401">
          <text:p text:style-name="P2"><text:span text:style-name="T2">0..*</text:span></text:p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25T13:34:23.957000000</meta:creation-date>
    <meta:generator>LibreOffice/6.4.0.3$Windows_X86_64 LibreOffice_project/b0a288ab3d2d4774cb44b62f04d5d28733ac6df8</meta:generator>
    <dc:date>2020-05-27T17:41:13.645000000</dc:date>
    <meta:editing-duration>PT41M57S</meta:editing-duration>
    <meta:editing-cycles>7</meta:editing-cycles>
    <meta:document-statistic meta:object-count="17"/>
  </office:meta>
</office:document-meta>
</file>